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4000002D40D8DB5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26pt" style:font-size-asian="26pt" style:font-size-complex="26pt"/>
    </style:style>
    <style:style style:name="P3" style:family="paragraph">
      <style:text-properties style:font-name="Liberation Sans1" fo:font-size="26pt" style:font-size-asian="26pt" style:font-size-complex="26pt"/>
    </style:style>
    <style:style style:name="P4" style:family="paragraph">
      <style:paragraph-properties fo:text-align="start"/>
      <style:text-properties style:font-name="Liberation Sans1" fo:font-size="26pt" style:font-size-asian="26pt" style:font-size-complex="26pt"/>
    </style:style>
    <style:style style:name="T1" style:family="text">
      <style:text-properties style:font-name="Liberation Sans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505cm" svg:height="19.155cm" svg:x="1.25cm" svg:y="1.115cm">
          <draw:image xlink:href="Pictures/10000201000003C4000002D40D8DB594.png" xlink:type="simple" xlink:show="embed" xlink:actuate="onLoad">
            <text:p/>
          </draw:image>
        </draw:frame>
        <draw:frame draw:style-name="gr2" draw:text-style-name="P3" draw:layer="layout" svg:width="2.794cm" svg:height="1.28cm" svg:x="14.978cm" svg:y="7.312cm">
          <draw:text-box>
            <text:p text:style-name="P2"><text:span text:style-name="T1">HUE</text:span></text:p>
          </draw:text-box>
        </draw:frame>
        <draw:frame draw:style-name="gr2" draw:text-style-name="P3" draw:layer="layout" svg:width="9.398cm" svg:height="1.28cm" svg:x="11.684cm" svg:y="16.612cm">
          <draw:text-box>
            <text:p text:style-name="P2"><text:span text:style-name="T1">COLORFULNESS</text:span></text:p>
          </draw:text-box>
        </draw:frame>
        <draw:frame draw:style-name="gr2" draw:text-style-name="P3" draw:layer="layout" svg:width="9.398cm" svg:height="1.28cm" svg:x="0.6cm" svg:y="0.144cm">
          <draw:text-box>
            <text:p text:style-name="P4"><text:span text:style-name="T1">LIGHTNESS</text:span></text:p>
          </draw:text-box>
        </draw:frame>
        <draw:frame draw:style-name="gr2" draw:layer="layout" svg:width="3.556cm" svg:height="0.962cm" svg:x="13.254cm" svg:y="1.254cm">
          <draw:text-box>
            <text:p>Yellow</text:p>
          </draw:text-box>
        </draw:frame>
        <draw:frame draw:style-name="gr2" draw:layer="layout" svg:width="3.556cm" svg:height="0.962cm" svg:x="24.13cm" svg:y="6.35cm">
          <draw:text-box>
            <text:p>Red</text:p>
          </draw:text-box>
        </draw:frame>
        <draw:frame draw:style-name="gr2" draw:layer="layout" svg:width="3.556cm" svg:height="0.962cm" svg:x="12.954cm" svg:y="13.97cm">
          <draw:text-box>
            <text:p>Blue</text:p>
          </draw:text-box>
        </draw:frame>
        <draw:frame draw:style-name="gr2" draw:layer="layout" svg:width="3.556cm" svg:height="0.962cm" svg:x="7.112cm" svg:y="19.812cm">
          <draw:text-box>
            <text:p>Grey</text:p>
          </draw:text-box>
        </draw:frame>
        <draw:frame draw:style-name="gr2" draw:layer="layout" svg:width="3.556cm" svg:height="0.962cm" svg:x="22.506cm" svg:y="19.758cm">
          <draw:text-box>
            <text:p text:style-name="P1">Vivid</text:p>
          </draw:text-box>
        </draw:frame>
        <draw:frame draw:style-name="gr2" draw:layer="layout" svg:width="3.556cm" svg:height="0.962cm" svg:x="3.556cm" svg:y="2.486cm">
          <draw:text-box>
            <text:p>White</text:p>
          </draw:text-box>
        </draw:frame>
        <draw:frame draw:style-name="gr2" draw:layer="layout" svg:width="3.556cm" svg:height="0.962cm" svg:x="3.556cm" svg:y="18.286cm">
          <draw:text-box>
            <text:p>Bl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00:13.698097802</meta:creation-date>
    <dc:date>2017-11-06T13:02:18.869011817</dc:date>
    <meta:editing-duration>P0D</meta:editing-duration>
    <meta:editing-cycles>1</meta:editing-cycles>
    <meta:document-statistic meta:object-count="11"/>
    <meta:generator>LibreOffice/4.2.7.2$Linux_X86_64 LibreOffice_project/420m0$Build-2</meta:generator>
  </office:meta>
</office:document-meta>
</file>